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ffff99" draw:textarea-horizontal-align="justify" draw:textarea-vertical-align="top" draw:auto-grow-height="false"/>
    </style:style>
    <style:style style:name="gr4" style:family="graphic" style:parent-style-name="standard">
      <style:graphic-properties draw:fill="solid" draw:fill-color="#ff9966" draw:textarea-horizontal-align="justify" draw:textarea-vertical-align="top" draw:auto-grow-height="false"/>
    </style:style>
    <style:style style:name="gr5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6" style:family="graphic" style:parent-style-name="standard">
      <style:graphic-properties svg:stroke-width="0.102cm" svg:stroke-color="#808080" draw:marker-start-width="0.559cm" draw:marker-end="Arrow" draw:marker-end-width="0.559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svg:stroke-width="0.102cm" svg:stroke-color="#808080" draw:marker-start="Arrow" draw:marker-start-width="0.559cm" draw:marker-end="Arrow" draw:marker-end-width="0.559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3.605cm" svg:height="9.111cm" svg:x="6.416cm" svg:y="6.83cm">
          <text:p text:style-name="P1">Servic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962cm" svg:height="0.81cm" svg:x="6.738cm" svg:y="8.173cm">
          <text:p text:style-name="P1">WM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962cm" svg:height="0.811cm" svg:x="6.738cm" svg:y="9.471cm">
          <text:p text:style-name="P1">WM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962cm" svg:height="0.811cm" svg:x="6.738cm" svg:y="10.768cm">
          <text:p text:style-name="P1">TM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962cm" svg:height="0.81cm" svg:x="6.738cm" svg:y="12.067cm">
          <text:p text:style-name="P1">KM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962cm" svg:height="0.809cm" svg:x="6.738cm" svg:y="13.365cm">
          <text:p text:style-name="P1">GMAP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962cm" svg:height="0.809cm" svg:x="6.738cm" svg:y="14.661cm">
          <text:p text:style-name="P1">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" draw:layer="layout" svg:width="3.605cm" svg:height="2.237cm" svg:x="10.601cm" svg:y="6.829cm">
          <text:p text:style-name="P1">Lay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5" draw:layer="layout" svg:width="3.605cm" svg:height="3.83cm" svg:x="15.314cm" svg:y="3.421cm">
          <text:p text:style-name="P1">Stor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4" draw:layer="layout" svg:width="3.605cm" svg:height="3.549cm" svg:x="15.314cm" svg:y="8.562cm">
          <text:p text:style-name="P1">Source(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962cm" svg:height="0.81cm" svg:x="6.738cm" svg:y="8.173cm">
          <text:p text:style-name="P1">WM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962cm" svg:height="0.811cm" svg:x="6.738cm" svg:y="9.471cm">
          <text:p text:style-name="P1">WM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963cm" svg:height="0.81cm" svg:x="15.635cm" svg:y="4.875cm">
          <text:p text:style-name="P1">MetaSt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963cm" svg:height="0.81cm" svg:x="15.635cm" svg:y="6.173cm">
          <text:p text:style-name="P1">BlobSt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963cm" svg:height="0.809cm" svg:x="15.635cm" svg:y="9.752cm">
          <text:p text:style-name="P1">WMS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963cm" svg:height="0.809cm" svg:x="15.635cm" svg:y="11.051cm">
          <text:p text:style-name="P1">WMS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id="id1" draw:layer="layout" svg:width="3.046cm" svg:height="3.634cm" svg:x="2.453cm" svg:y="3.421cm">
          <text:p text:style-name="P2">Client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curve" svg:x1="3.976cm" svg:y1="7.055cm" svg:x2="6.416cm" svg:y2="11.385cm" draw:start-shape="id1" draw:start-glue-point="2" draw:end-shape="id2" svg:d="m3976 7055c0 2887 813 4330 2440 4330">
          <text:p/>
        </draw:connector>
        <draw:custom-shape draw:style-name="gr7" draw:text-style-name="P1" draw:layer="layout" svg:width="2.271cm" svg:height="1.611cm" svg:x="3.147cm" svg:y="8.884cm">
          <text:p text:style-name="P1">HTTP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2" draw:layer="layout" draw:type="curve" svg:x1="10.021cm" svg:y1="11.385cm" svg:x2="12.403cm" svg:y2="9.066cm" draw:start-shape="id2" draw:start-glue-point="1" draw:end-shape="id3" draw:end-glue-point="2" svg:d="m10021 11385c1588 0 2382-773 2382-2319">
          <text:p/>
        </draw:connector>
        <draw:custom-shape draw:style-name="gr7" draw:text-style-name="P1" draw:layer="layout" svg:width="2.27cm" svg:height="1.611cm" svg:x="10.681cm" svg:y="10.067cm">
          <text:p text:style-name="P1">Tile Obj.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2" draw:layer="layout" draw:type="curve" svg:x1="12.403cm" svg:y1="6.829cm" svg:x2="5.499cm" svg:y2="5.238cm" draw:start-shape="id3" draw:start-glue-point="0" draw:end-shape="id1" svg:d="m12403 6829c0-1061-2301-1591-6904-1591">
          <text:p/>
        </draw:connector>
        <draw:custom-shape draw:style-name="gr7" draw:text-style-name="P1" draw:layer="layout" svg:width="2.271cm" svg:height="1.611cm" svg:x="8.278cm" svg:y="4.55cm">
          <text:p text:style-name="P1">HTTP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2" draw:layer="layout" draw:type="line" svg:x1="15.314cm" svg:y1="10.336cm" svg:x2="14.206cm" svg:y2="7.947cm" draw:start-shape="id4" draw:start-glue-point="3" draw:end-shape="id3" draw:end-glue-point="1" svg:d="m15314 10336-1108-2389">
          <text:p/>
        </draw:connector>
        <draw:connector draw:style-name="gr8" draw:text-style-name="P2" draw:layer="layout" draw:type="line" svg:x1="14.206cm" svg:y1="7.947cm" svg:x2="15.314cm" svg:y2="5.336cm" draw:start-shape="id3" draw:start-glue-point="1" draw:end-shape="id5" draw:end-glue-point="3" svg:d="m14206 7947 1108-26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09T14:23:44</meta:creation-date>
    <dc:date>2009-11-09T14:54:23</dc:date>
    <meta:editing-duration>PT00H14M47S</meta:editing-duration>
    <meta:editing-cycles>2</meta:editing-cycles>
    <meta:generator>OpenOffice.org/3.1$Linux OpenOffice.org_project/310m19$Build-9420</meta:generator>
    <meta:document-statistic meta:object-count="25"/>
  </office:meta>
</office:document-meta>
</file>